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swald" svg:font-family="Oswald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30%" fo:text-indent="0in" style:auto-text-indent="false" fo:padding="0in" fo:border="none"/>
      <style:text-properties style:font-name="Oswald" fo:font-weight="normal"/>
    </style:style>
    <style:style style:name="P2" style:family="paragraph" style:parent-style-name="Heading_20_2">
      <style:paragraph-properties fo:margin-top="0in" fo:margin-bottom="0in" style:contextual-spacing="false" fo:line-height="160%" fo:orphans="2" fo:widows="2" fo:padding="0in" fo:border="none"/>
      <style:text-properties fo:font-variant="normal" fo:text-transform="none" fo:color="#555555" loext:opacity="100%" style:font-name="Oswald" fo:font-size="10.5pt" fo:letter-spacing="normal" fo:font-style="normal" fo:font-weight="normal" loext:padding="0in" loext:border="none"/>
    </style:style>
    <style:style style:name="P3" style:family="paragraph" style:parent-style-name="Heading_20_3">
      <style:paragraph-properties fo:margin-top="0in" fo:margin-bottom="0in" style:contextual-spacing="false" fo:line-height="180%" fo:orphans="2" fo:widows="2" fo:padding="0in" fo:border="none"/>
      <style:text-properties fo:font-variant="normal" fo:text-transform="none" fo:color="#555555" loext:opacity="100%" style:font-name="Oswald" fo:font-size="10.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000000" loext:opacity="100%" style:font-name="inherit" fo:font-size="9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aaaaaa" loext:opacity="100%" style:font-name="inherit" fo:font-size="7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9999aa" loext:opacity="100%" style:font-name="inherit" fo:font-size="9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555555" loext:opacity="100%" fo:letter-spacing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555555" loext:opacity="100%" style:font-name="inherit" fo:font-size="10.5pt" fo:letter-spacing="normal" fo:font-style="normal" fo:font-weight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555555" loext:opacity="100%" fo:letter-spacing="normal" loext:padding="0in" loext:border="none"/>
    </style:style>
    <style:style style:name="T1" style:family="text">
      <style:text-properties style:font-name="inherit" fo:font-size="10.5pt" fo:font-style="normal" fo:font-weight="normal"/>
    </style:style>
    <style:style style:name="T2" style:family="text">
      <style:text-properties fo:font-variant="normal" fo:text-transform="none" fo:color="#555555" loext:opacity="100%" style:font-name="inherit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555555" loext:opacity="100%" style:font-name="inherit" fo:font-size="10.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555555" loext:opacity="100%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555555" loext:opacity="100%" style:font-name="inherit" fo:font-size="10.5pt" fo:letter-spacing="normal" fo:font-style="italic" fo:font-weight="bold" loext:padding="0in" loext:border="none"/>
    </style:style>
    <style:style style:name="T6" style:family="text">
      <style:text-properties fo:color="#dd1144" loext:opacity="100%" fo:font-size="9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9pt"/>
    </style:style>
    <style:style style:name="T9" style:family="text">
      <style:text-properties fo:color="#286491" loext:opacity="100%" fo:font-size="9pt" fo:font-weight="bold"/>
    </style:style>
    <style:style style:name="T10" style:family="text">
      <style:text-properties fo:color="#009999" loext:opacity="100%" fo:font-size="9pt"/>
    </style:style>
    <style:style style:name="T11" style:family="text">
      <style:text-properties fo:color="#009999" loext:opacity="100%" fo:font-size="9pt" fo:font-style="italic"/>
    </style:style>
    <style:style style:name="T12" style:family="text">
      <style:text-properties fo:color="#0086b3" loext:opacity="100%" fo:font-size="9pt"/>
    </style:style>
    <style:style style:name="T13" style:family="text">
      <style:text-properties fo:color="#777777" loext:opacity="100%" fo:font-size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417in" fo:border="0.06pt solid #e1e1e1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ак работать с LVM</text:h>
      <text:p text:style-name="P13">В статье описаны основные моменты использования LVM для организации дисковой системы в Linux. Она поможет как чайникам разобраться с принципами ее работы, так и уже знающим LVM в качестве шпаргалки.</text:p>
      <text:p text:style-name="P8"><text:span text:style-name="T2">Используемые команды одинаково подойдут как для систем </text:span><text:span text:style-name="Strong_20_Emphasis"><text:span text:style-name="T3">Red Hat</text:span></text:span><text:span text:style-name="T2"> / </text:span><text:span text:style-name="Strong_20_Emphasis"><text:span text:style-name="T3">CentOS</text:span></text:span><text:span text:style-name="T2">, так и </text:span><text:span text:style-name="Strong_20_Emphasis"><text:span text:style-name="T3">Debian</text:span></text:span><text:span text:style-name="T2"> / </text:span><text:span text:style-name="Strong_20_Emphasis"><text:span text:style-name="T3">Ubuntu</text:span></text:span><text:span text:style-name="T2">.</text:span></text:p>
      <text:h text:style-name="P2" text:outline-level="2">Уровни абстракции</text:h>
      <text:p text:style-name="P13">Работа с томами с помощью LVM происходит на 3-х уровнях абстракции:</text:p>
      <text:list xml:id="list331419603" text:style-name="L1">
        <text:list-item>
          <text:p text:style-name="P9"><text:span text:style-name="T2">Физический уровень (</text:span><text:span text:style-name="Strong_20_Emphasis"><text:span text:style-name="T3">PV</text:span></text:span><text:span text:style-name="T2">). Сначала диск инициализируется командой </text:span><text:span text:style-name="Strong_20_Emphasis"><text:span text:style-name="T3">pvcreate</text:span></text:span><text:span text:style-name="T2"> — в начале диска создается дескриптор группы томов. При этом важно заметить, что диск не обязательно должен быть физическим — мы можно отметить на использование обычный раздел диска.</text:span></text:p>
        </text:list-item>
        <text:list-item>
          <text:p text:style-name="P9"><text:span text:style-name="T2">Группа томов (</text:span><text:span text:style-name="Strong_20_Emphasis"><text:span text:style-name="T3">VG</text:span></text:span><text:span text:style-name="T2">). С помощью команды </text:span><text:span text:style-name="Strong_20_Emphasis"><text:span text:style-name="T3">vgcreate</text:span></text:span><text:span text:style-name="T2"> создается группа томов из инициализированных на предыдущем этапе дисков.</text:span></text:p>
        </text:list-item>
        <text:list-item>
          <text:p text:style-name="P9"><text:span text:style-name="T2">Логический том (</text:span><text:span text:style-name="Strong_20_Emphasis"><text:span text:style-name="T3">LV</text:span></text:span><text:span text:style-name="T2">). Группы томов нарезаются на логические тома командой </text:span><text:span text:style-name="Strong_20_Emphasis"><text:span text:style-name="T3">lvcreate</text:span></text:span><text:span text:style-name="T2">.</text:span></text:p>
        </text:list-item>
      </text:list>
      <text:p text:style-name="P13">Схематично, уровни можно представить так:</text:p>
      <text:p text:style-name="P7"><draw:a xlink:type="simple" xlink:href="https://adminotes.ru/wp-content/uploads/2019/12/lvm-01.jpg"><draw:frame draw:style-name="fr1" draw:name="Image1" text:anchor-type="as-char" svg:width="7.3854in" svg:height="1.9374in" draw:z-index="0"><draw:image xlink:href="https://adminotes.ru/wp-content/uploads/2019/12/lvm-01.jpg" xlink:type="simple" xlink:show="embed" xlink:actuate="onLoad"/><svg:title>Схематичное представление уровней абстракции LVM</svg:title></draw:frame></draw:a></text:p>
      <text:h text:style-name="P2" text:outline-level="2">Установка</text:h>
      <text:p text:style-name="P13">Для работы с LVM необходима установка одноименной утилиты. В системе Linux  она может быть установлена по умолчанию. Но если ее нет, выполняем инструкцию ниже.</text:p>
      <text:p text:style-name="P13">Если используем системы на безе deb (Ubuntu, Debian, Mint):</text:p>
      <text:p text:style-name="P4">apt-get install lvm2</text:p>
      <text:p text:style-name="P13">Если используем системы на безе RPM (Red Hat, CentOS, Fedora):</text:p>
      <text:p text:style-name="P4">yum install lvm2</text:p>
      <text:h text:style-name="P2" text:outline-level="2">Создание разделов</text:h>
      <text:p text:style-name="P13">Рассмотрим пример создания томов из дисков sdb и sdc с помощью LVM.</text:p>
      <text:h text:style-name="P3" text:outline-level="3">1. Инициализация</text:h>
      <text:p text:style-name="P13">Помечаем диски, что они будут использоваться для LVM:</text:p>
      <text:p text:style-name="P4"><text:soft-page-break/>pvcreate /dev/sdb /dev/sdc</text:p>
      <text:p text:style-name="P8"><text:span text:style-name="Emphasis"><text:span text:style-name="T4">* напомним, что в качестве примера нами используются диски </text:span></text:span><text:span text:style-name="Emphasis"><text:span text:style-name="Strong_20_Emphasis"><text:span text:style-name="T5">sdb</text:span></text:span></text:span><text:span text:style-name="Emphasis"><text:span text:style-name="T4"> и </text:span></text:span><text:span text:style-name="Emphasis"><text:span text:style-name="Strong_20_Emphasis"><text:span text:style-name="T5">sdc</text:span></text:span></text:span><text:span text:style-name="Emphasis"><text:span text:style-name="T4">.</text:span></text:span></text:p>
      <text:p text:style-name="P13">Посмотреть, что диск может использоваться LMV можно командой:</text:p>
      <text:p text:style-name="P4">pvdisplay</text:p>
      <text:p text:style-name="P13">В нашем случае мы должны увидеть что-то на подобие:</text:p>
      <text:p text:style-name="P5"><text:span text:style-name="T6">"/dev/sdb"</text:span><text:span text:style-name="T7"> </text:span><text:span text:style-name="T8">is a </text:span><text:span text:style-name="T9">new</text:span><text:span text:style-name="T7"> </text:span><text:span text:style-name="T8">physical volume </text:span><text:span text:style-name="T9">of</text:span><text:span text:style-name="T7"> </text:span><text:span text:style-name="T6">"1,00 GiB"</text:span></text:p>
      <text:p text:style-name="P5"><text:span text:style-name="T8">--- </text:span><text:span text:style-name="T9">NEW</text:span><text:span text:style-name="T7"> </text:span><text:span text:style-name="T8">Physical volume ---</text:span></text:p>
      <text:p text:style-name="P4">PV Name /dev/sdb</text:p>
      <text:p text:style-name="P4">VG Name </text:p>
      <text:p text:style-name="P5"><text:span text:style-name="T8">PV Size </text:span><text:span text:style-name="T10">1</text:span><text:span text:style-name="T8">,</text:span><text:span text:style-name="T11">00</text:span><text:span text:style-name="T7"> </text:span><text:span text:style-name="T8">GiB</text:span></text:p>
      <text:p text:style-name="P4">Allocatable NO</text:p>
      <text:p text:style-name="P5"><text:span text:style-name="T8">PE Size </text:span><text:span text:style-name="T10">0</text:span><text:span text:style-name="T7"> </text:span></text:p>
      <text:p text:style-name="P5"><text:span text:style-name="T8">Total PE </text:span><text:span text:style-name="T10">0</text:span></text:p>
      <text:p text:style-name="P5"><text:span text:style-name="T8">Free PE </text:span><text:span text:style-name="T10">0</text:span></text:p>
      <text:p text:style-name="P5"><text:span text:style-name="T8">Allocated PE </text:span><text:span text:style-name="T10">0</text:span></text:p>
      <text:p text:style-name="P4">PV UUID rR8qya-eJes-7AC5-wuxv-CT7a-o30m-bnUrWa</text:p>
      <text:p text:style-name="P5"><text:span text:style-name="T6">"/dev/sdc"</text:span><text:span text:style-name="T7"> </text:span><text:span text:style-name="T8">is a </text:span><text:span text:style-name="T9">new</text:span><text:span text:style-name="T7"> </text:span><text:span text:style-name="T8">physical volume </text:span><text:span text:style-name="T9">of</text:span><text:span text:style-name="T7"> </text:span><text:span text:style-name="T6">"1,00 GiB"</text:span></text:p>
      <text:p text:style-name="P5"><text:span text:style-name="T8">--- </text:span><text:span text:style-name="T9">NEW</text:span><text:span text:style-name="T7"> </text:span><text:span text:style-name="T8">Physical volume ---</text:span></text:p>
      <text:p text:style-name="P4">PV Name /dev/sdc</text:p>
      <text:p text:style-name="P4">VG Name </text:p>
      <text:p text:style-name="P5"><text:span text:style-name="T8">PV Size </text:span><text:span text:style-name="T10">1</text:span><text:span text:style-name="T8">,</text:span><text:span text:style-name="T11">00</text:span><text:span text:style-name="T7"> </text:span><text:span text:style-name="T8">GiB</text:span></text:p>
      <text:p text:style-name="P4">Allocatable NO</text:p>
      <text:p text:style-name="P5"><text:span text:style-name="T8">PE Size </text:span><text:span text:style-name="T10">0</text:span><text:span text:style-name="T7"> </text:span></text:p>
      <text:p text:style-name="P5"><text:span text:style-name="T8">Total PE </text:span><text:span text:style-name="T10">0</text:span></text:p>
      <text:p text:style-name="P5"><text:span text:style-name="T8">Free PE </text:span><text:span text:style-name="T10">0</text:span></text:p>
      <text:p text:style-name="P5"><text:span text:style-name="T8">Allocated PE </text:span><text:span text:style-name="T10">0</text:span></text:p>
      <text:p text:style-name="P4">PV UUID 2jIgFd-gQvH-cYkf-9K7N-M7cB-WWGE-9dzHIY</text:p>
      <text:p text:style-name="P8"><text:span text:style-name="Emphasis"><text:span text:style-name="T4">* где </text:span></text:span></text:p>
      <text:list xml:id="list291420390" text:style-name="L2">
        <text:list-item>
          <text:p text:style-name="P10"><text:span text:style-name="Emphasis"><text:span text:style-name="Strong_20_Emphasis"><text:span text:style-name="T5">PV Name</text:span></text:span></text:span><text:span text:style-name="Emphasis"><text:span text:style-name="T4"> — имя диска. </text:span></text:span></text:p>
        </text:list-item>
        <text:list-item>
          <text:p text:style-name="P10"><text:span text:style-name="Emphasis"><text:span text:style-name="Strong_20_Emphasis"><text:span text:style-name="T5">VG Name</text:span></text:span></text:span><text:span text:style-name="Emphasis"><text:span text:style-name="T4"> — группа томов, в которую входит данный диск (в нашем случае пусто, так как мы еще не добавили его в группу).</text:span></text:span></text:p>
        </text:list-item>
        <text:list-item>
          <text:p text:style-name="P10"><text:span text:style-name="Emphasis"><text:span text:style-name="Strong_20_Emphasis"><text:span text:style-name="T5">PV Size</text:span></text:span></text:span><text:span text:style-name="Emphasis"><text:span text:style-name="T4"> — размер диска.</text:span></text:span></text:p>
        </text:list-item>
        <text:list-item>
          <text:p text:style-name="P10"><text:span text:style-name="Emphasis"><text:span text:style-name="Strong_20_Emphasis"><text:span text:style-name="T5">Allocatable</text:span></text:span></text:span><text:span text:style-name="Emphasis"><text:span text:style-name="T4"> — распределение по группам. Если NO, то диск еще не задействован и его необходимо для использования включить в группу.</text:span></text:span></text:p>
        </text:list-item>
        <text:list-item>
          <text:p text:style-name="P10"><text:span text:style-name="Emphasis"><text:span text:style-name="Strong_20_Emphasis"><text:span text:style-name="T5">PE Size</text:span></text:span></text:span><text:span text:style-name="Emphasis"><text:span text:style-name="T4"> — размер физического фрагмента (экстента). Пока диск не добавлен в группу, значение будет 0.</text:span></text:span></text:p>
        </text:list-item>
        <text:list-item>
          <text:p text:style-name="P10"><text:span text:style-name="Emphasis"><text:span text:style-name="Strong_20_Emphasis"><text:span text:style-name="T5">Total PE</text:span></text:span></text:span><text:span text:style-name="Emphasis"><text:span text:style-name="T4"> — количество физических экстентов.</text:span></text:span></text:p>
        </text:list-item>
        <text:list-item>
          <text:p text:style-name="P10"><text:span text:style-name="Emphasis"><text:span text:style-name="Strong_20_Emphasis"><text:span text:style-name="T5">Free PE</text:span></text:span></text:span><text:span text:style-name="Emphasis"><text:span text:style-name="T4"> — количество свободных физических экстентов.</text:span></text:span></text:p>
        </text:list-item>
        <text:list-item>
          <text:p text:style-name="P10"><text:span text:style-name="Emphasis"><text:span text:style-name="Strong_20_Emphasis"><text:span text:style-name="T5">Allocated PE</text:span></text:span></text:span><text:span text:style-name="Emphasis"><text:span text:style-name="T4"> — распределенные экстенты.</text:span></text:span></text:p>
        </text:list-item>
        <text:list-item>
          <text:p text:style-name="P10"><text:span text:style-name="Emphasis"><text:span text:style-name="Strong_20_Emphasis"><text:span text:style-name="T5">PV UUID</text:span></text:span></text:span><text:span text:style-name="Emphasis"><text:span text:style-name="T4"> — идентификатор физического раздела.</text:span></text:span></text:p>
        </text:list-item>
      </text:list>
      <text:h text:style-name="P3" text:outline-level="3">2. Создание групп томов</text:h>
      <text:p text:style-name="P13">Инициализированные на первом этапе диски должны быть объединены в группы.</text:p>
      <text:p text:style-name="P13">Группа может быть создана:</text:p>
      <text:p text:style-name="P4">vgcreate vg01 /dev/sdb /dev/sdc</text:p>
      <text:p text:style-name="P8"><text:soft-page-break/><text:span text:style-name="Emphasis"><text:span text:style-name="T4">* где </text:span></text:span><text:span text:style-name="Emphasis"><text:span text:style-name="Strong_20_Emphasis"><text:span text:style-name="T5">vg01</text:span></text:span></text:span><text:span text:style-name="Emphasis"><text:span text:style-name="T4"> — произвольное имя создаваемой группы; </text:span></text:span><text:span text:style-name="Emphasis"><text:span text:style-name="Strong_20_Emphasis"><text:span text:style-name="T5">/dev/sdb, /dev/sdc</text:span></text:span></text:span><text:span text:style-name="Emphasis"><text:span text:style-name="T4"> — наши диски.</text:span></text:span></text:p>
      <text:p text:style-name="P13">Просмотреть информацию о созданных группах можно командой:</text:p>
      <text:p text:style-name="P4">vgdisplay</text:p>
      <text:p text:style-name="P13">На что мы получим, примерно, следующее:</text:p>
      <text:p text:style-name="P4">--- Volume group ---</text:p>
      <text:p text:style-name="P4">VG Name vg01</text:p>
      <text:p text:style-name="P4">System ID </text:p>
      <text:p text:style-name="P4">Format lvm2</text:p>
      <text:p text:style-name="P5"><text:span text:style-name="T8">Metadata Areas </text:span><text:span text:style-name="T10">2</text:span></text:p>
      <text:p text:style-name="P5"><text:span text:style-name="T8">Metadata Sequence No </text:span><text:span text:style-name="T10">1</text:span></text:p>
      <text:p text:style-name="P4">VG Access read/write</text:p>
      <text:p text:style-name="P4">VG Status resizable</text:p>
      <text:p text:style-name="P5"><text:span text:style-name="T8">MAX LV </text:span><text:span text:style-name="T10">0</text:span></text:p>
      <text:p text:style-name="P5"><text:span text:style-name="T8">Cur LV </text:span><text:span text:style-name="T10">0</text:span></text:p>
      <text:p text:style-name="P5"><text:span text:style-name="T8">Open LV </text:span><text:span text:style-name="T10">0</text:span></text:p>
      <text:p text:style-name="P5"><text:span text:style-name="T8">Max PV </text:span><text:span text:style-name="T10">0</text:span></text:p>
      <text:p text:style-name="P5"><text:span text:style-name="T8">Cur PV </text:span><text:span text:style-name="T10">2</text:span></text:p>
      <text:p text:style-name="P5"><text:span text:style-name="T8">Act PV </text:span><text:span text:style-name="T10">2</text:span></text:p>
      <text:p text:style-name="P5"><text:span text:style-name="T8">VG Size </text:span><text:span text:style-name="T10">1</text:span><text:span text:style-name="T8">,</text:span><text:span text:style-name="T10">99</text:span><text:span text:style-name="T7"> </text:span><text:span text:style-name="T8">GiB</text:span></text:p>
      <text:p text:style-name="P5"><text:span text:style-name="T8">PE Size </text:span><text:span text:style-name="T10">4</text:span><text:span text:style-name="T8">,</text:span><text:span text:style-name="T11">00</text:span><text:span text:style-name="T7"> </text:span><text:span text:style-name="T8">MiB</text:span></text:p>
      <text:p text:style-name="P5"><text:span text:style-name="T8">Total PE </text:span><text:span text:style-name="T10">510</text:span></text:p>
      <text:p text:style-name="P5"><text:span text:style-name="T8">Alloc PE / Size </text:span><text:span text:style-name="T10">0</text:span><text:span text:style-name="T7"> </text:span><text:span text:style-name="T8">/ </text:span><text:span text:style-name="T10">0</text:span><text:span text:style-name="T7"> </text:span></text:p>
      <text:p text:style-name="P5"><text:span text:style-name="T8">Free PE / Size </text:span><text:span text:style-name="T10">510</text:span><text:span text:style-name="T7"> </text:span><text:span text:style-name="T8">/ </text:span><text:span text:style-name="T10">1</text:span><text:span text:style-name="T8">,</text:span><text:span text:style-name="T10">99</text:span><text:span text:style-name="T7"> </text:span><text:span text:style-name="T8">GiB</text:span></text:p>
      <text:p text:style-name="P4">VG UUID b0FAUz-wlXt-Hzqz-Sxs4-oEgZ-aquZ-jLzfKz</text:p>
      <text:p text:style-name="P8"><text:span text:style-name="Emphasis"><text:span text:style-name="T4">* где:</text:span></text:span></text:p>
      <text:list xml:id="list291947597" text:style-name="L3">
        <text:list-item>
          <text:p text:style-name="P11"><text:span text:style-name="Emphasis"><text:span text:style-name="Strong_20_Emphasis"><text:span text:style-name="T5">VG Name</text:span></text:span></text:span><text:span text:style-name="Emphasis"><text:span text:style-name="T4"> — имя группы.</text:span></text:span></text:p>
        </text:list-item>
        <text:list-item>
          <text:p text:style-name="P11"><text:span text:style-name="Emphasis"><text:span text:style-name="Strong_20_Emphasis"><text:span text:style-name="T5">Format</text:span></text:span></text:span><text:span text:style-name="Emphasis"><text:span text:style-name="T4"> — версия подсистемы, используемая для создания группы.</text:span></text:span></text:p>
        </text:list-item>
        <text:list-item>
          <text:p text:style-name="P11"><text:span text:style-name="Emphasis"><text:span text:style-name="Strong_20_Emphasis"><text:span text:style-name="T5">Metadata Areas</text:span></text:span></text:span><text:span text:style-name="Emphasis"><text:span text:style-name="T4"> — область размещения метаданных. Увеличивается на единицу с созданием каждой группы.</text:span></text:span></text:p>
        </text:list-item>
        <text:list-item>
          <text:p text:style-name="P11"><text:span text:style-name="Emphasis"><text:span text:style-name="Strong_20_Emphasis"><text:span text:style-name="T5">VG Access</text:span></text:span></text:span><text:span text:style-name="Emphasis"><text:span text:style-name="T4"> — уровень доступа к группе томов.</text:span></text:span></text:p>
        </text:list-item>
        <text:list-item>
          <text:p text:style-name="P11"><text:span text:style-name="Emphasis"><text:span text:style-name="Strong_20_Emphasis"><text:span text:style-name="T5">VG Size</text:span></text:span></text:span><text:span text:style-name="Emphasis"><text:span text:style-name="T4"> — суммарный объем всех дисков, которые входят в группу.</text:span></text:span></text:p>
        </text:list-item>
        <text:list-item>
          <text:p text:style-name="P11"><text:span text:style-name="Emphasis"><text:span text:style-name="Strong_20_Emphasis"><text:span text:style-name="T5">PE Size</text:span></text:span></text:span><text:span text:style-name="Emphasis"><text:span text:style-name="T4"> — размер физического фрагмента (экстента).</text:span></text:span></text:p>
        </text:list-item>
        <text:list-item>
          <text:p text:style-name="P11"><text:span text:style-name="Emphasis"><text:span text:style-name="Strong_20_Emphasis"><text:span text:style-name="T5">Total PE</text:span></text:span></text:span><text:span text:style-name="Emphasis"><text:span text:style-name="T4"> — количество физических экстентов.</text:span></text:span></text:p>
        </text:list-item>
        <text:list-item>
          <text:p text:style-name="P11"><text:span text:style-name="Emphasis"><text:span text:style-name="Strong_20_Emphasis"><text:span text:style-name="T5">Alloc PE / Size</text:span></text:span></text:span><text:span text:style-name="Emphasis"><text:span text:style-name="T4"> — распределенное пространство: колическтво экстентов / объем.</text:span></text:span></text:p>
        </text:list-item>
        <text:list-item>
          <text:p text:style-name="P11"><text:span text:style-name="Emphasis"><text:span text:style-name="Strong_20_Emphasis"><text:span text:style-name="T5">Free  PE / Size</text:span></text:span></text:span><text:span text:style-name="Emphasis"><text:span text:style-name="T4"> — свободное пространство: колическтво экстентов / объем.</text:span></text:span></text:p>
        </text:list-item>
        <text:list-item>
          <text:p text:style-name="P11"><text:span text:style-name="Emphasis"><text:span text:style-name="Strong_20_Emphasis"><text:span text:style-name="T5">VG UUID</text:span></text:span></text:span><text:span text:style-name="Emphasis"><text:span text:style-name="T4"> — идентификатор группы.</text:span></text:span></text:p>
        </text:list-item>
      </text:list>
      <text:h text:style-name="P3" text:outline-level="3">3. Создание логических томов</text:h>
      <text:p text:style-name="P13">Последний этап — создание логического раздела их группы томов командой lvcreate. Ее синтаксис:</text:p>
      <text:p text:style-name="P13">lvcreate [опции] &lt;имя группы томов&gt;</text:p>
      <text:p text:style-name="P13">Примеры создания логических томов:</text:p>
      <text:p text:style-name="P4"><text:soft-page-break/>lvcreate -L 1G vg01</text:p>
      <text:p text:style-name="P8"><text:span text:style-name="Emphasis"><text:span text:style-name="T4">* создание тома на </text:span></text:span><text:span text:style-name="Emphasis"><text:span text:style-name="Strong_20_Emphasis"><text:span text:style-name="T5">1 Гб</text:span></text:span></text:span><text:span text:style-name="Emphasis"><text:span text:style-name="T4"> из группы </text:span></text:span><text:span text:style-name="Emphasis"><text:span text:style-name="Strong_20_Emphasis"><text:span text:style-name="T5">vg01</text:span></text:span></text:span><text:span text:style-name="Emphasis"><text:span text:style-name="T4">.</text:span></text:span></text:p>
      <text:p text:style-name="P4">lvcreate -L50 -n lv01 vg01</text:p>
      <text:p text:style-name="P8"><text:span text:style-name="Emphasis"><text:span text:style-name="T4">* создание тома с именем </text:span></text:span><text:span text:style-name="Emphasis"><text:span text:style-name="Strong_20_Emphasis"><text:span text:style-name="T5">lv01</text:span></text:span></text:span><text:span text:style-name="Emphasis"><text:span text:style-name="T4"> на </text:span></text:span><text:span text:style-name="Emphasis"><text:span text:style-name="Strong_20_Emphasis"><text:span text:style-name="T5">50 Мб</text:span></text:span></text:span><text:span text:style-name="Emphasis"><text:span text:style-name="T4"> из группы </text:span></text:span><text:span text:style-name="Emphasis"><text:span text:style-name="Strong_20_Emphasis"><text:span text:style-name="T5">vg01</text:span></text:span></text:span><text:span text:style-name="Emphasis"><text:span text:style-name="T4">.</text:span></text:span></text:p>
      <text:p text:style-name="P5"><text:span text:style-name="T8">lvcreate -l </text:span><text:span text:style-name="T10">40</text:span><text:span text:style-name="T8">%VG vg01</text:span></text:p>
      <text:p text:style-name="P8"><text:span text:style-name="Emphasis"><text:span text:style-name="T4">* при создании тома используется </text:span></text:span><text:span text:style-name="Emphasis"><text:span text:style-name="Strong_20_Emphasis"><text:span text:style-name="T5">40%</text:span></text:span></text:span><text:span text:style-name="Emphasis"><text:span text:style-name="T4"> от дискового пространства группы </text:span></text:span><text:span text:style-name="Emphasis"><text:span text:style-name="Strong_20_Emphasis"><text:span text:style-name="T5">vg01</text:span></text:span></text:span><text:span text:style-name="Emphasis"><text:span text:style-name="T4">.</text:span></text:span></text:p>
      <text:p text:style-name="P5"><text:span text:style-name="T8">lvcreate -l </text:span><text:span text:style-name="T10">100</text:span><text:span text:style-name="T8">%FREE vg01</text:span></text:p>
      <text:p text:style-name="P8"><text:span text:style-name="Emphasis"><text:span text:style-name="T4">* использовать все свободное пространство группы </text:span></text:span><text:span text:style-name="Emphasis"><text:span text:style-name="Strong_20_Emphasis"><text:span text:style-name="T5">vg01</text:span></text:span></text:span><text:span text:style-name="Emphasis"><text:span text:style-name="T4"> при создании логического тома.<text:line-break/>* также можно использовать </text:span></text:span><text:span text:style-name="Emphasis"><text:span text:style-name="Strong_20_Emphasis"><text:span text:style-name="T5">%PVS</text:span></text:span></text:span><text:span text:style-name="Emphasis"><text:span text:style-name="T4"> — процент места от физического тома (PV); </text:span></text:span><text:span text:style-name="Emphasis"><text:span text:style-name="Strong_20_Emphasis"><text:span text:style-name="T5">%ORIGIN</text:span></text:span></text:span><text:span text:style-name="Emphasis"><text:span text:style-name="T4"> — размер оригинального тома (применяется для снапшотов).</text:span></text:span></text:p>
      <text:p text:style-name="P13">Посмотрим информацию о созданном томе:</text:p>
      <text:p text:style-name="P4">lvdisplay</text:p>
      <text:p text:style-name="P4">--- Logical volume ---</text:p>
      <text:p text:style-name="P4">LV Path /dev/vg01/lv01</text:p>
      <text:p text:style-name="P4">LV Name lv01</text:p>
      <text:p text:style-name="P4">VG Name vg01</text:p>
      <text:p text:style-name="P4">LV UUID 4nQ2rp-7AcZ-ePEQ-AdUr-qcR7-i4rq-vDISfD</text:p>
      <text:p text:style-name="P4">LV Write Access read/write</text:p>
      <text:p text:style-name="P5"><text:span text:style-name="T8">LV Creation host, time vln.</text:span><text:span text:style-name="T12">dmosk</text:span><text:span text:style-name="T8">.</text:span><text:span text:style-name="T12">local</text:span><text:span text:style-name="T8">, </text:span><text:span text:style-name="T10">2019</text:span><text:span text:style-name="T8">-</text:span><text:span text:style-name="T11">03</text:span><text:span text:style-name="T8">-</text:span><text:span text:style-name="T10">18</text:span><text:span text:style-name="T7"> </text:span><text:span text:style-name="T10">20</text:span><text:span text:style-name="T8">:</text:span><text:span text:style-name="T11">01</text:span><text:span text:style-name="T8">:</text:span><text:span text:style-name="T10">14</text:span><text:span text:style-name="T7"> </text:span><text:span text:style-name="T8">+</text:span><text:span text:style-name="T11">0300</text:span></text:p>
      <text:p text:style-name="P4">LV Status available</text:p>
      <text:p text:style-name="P6"># open 0</text:p>
      <text:p text:style-name="P5"><text:span text:style-name="T8">LV Size </text:span><text:span text:style-name="T10">52</text:span><text:span text:style-name="T8">,</text:span><text:span text:style-name="T11">00</text:span><text:span text:style-name="T7"> </text:span><text:span text:style-name="T8">MiB</text:span></text:p>
      <text:p text:style-name="P5"><text:span text:style-name="T8">Current LE </text:span><text:span text:style-name="T10">13</text:span></text:p>
      <text:p text:style-name="P5"><text:span text:style-name="T8">Segments </text:span><text:span text:style-name="T10">1</text:span></text:p>
      <text:p text:style-name="P4">Allocation inherit</text:p>
      <text:p text:style-name="P4">Read ahead sectors auto</text:p>
      <text:p text:style-name="P5"><text:span text:style-name="T8">- currently set to </text:span><text:span text:style-name="T10">8192</text:span></text:p>
      <text:p text:style-name="P5"><text:span text:style-name="T8">Block device </text:span><text:span text:style-name="T10">253</text:span><text:span text:style-name="T8">:</text:span><text:span text:style-name="T10">2</text:span></text:p>
      <text:p text:style-name="P8"><text:span text:style-name="Emphasis"><text:span text:style-name="T4">* где:</text:span></text:span></text:p>
      <text:list xml:id="list1044518058" text:style-name="L4">
        <text:list-item>
          <text:p text:style-name="P12"><text:span text:style-name="Emphasis"><text:span text:style-name="Strong_20_Emphasis"><text:span text:style-name="T5">LV Path</text:span></text:span></text:span><text:span text:style-name="Emphasis"><text:span text:style-name="T4"> — путь к устройству логического тома.</text:span></text:span></text:p>
        </text:list-item>
        <text:list-item>
          <text:p text:style-name="P12"><text:span text:style-name="Emphasis"><text:span text:style-name="Strong_20_Emphasis"><text:span text:style-name="T5">LV Name</text:span></text:span></text:span><text:span text:style-name="Emphasis"><text:span text:style-name="T4"> — имя логического тома.</text:span></text:span></text:p>
        </text:list-item>
        <text:list-item>
          <text:p text:style-name="P12"><text:span text:style-name="Emphasis"><text:span text:style-name="Strong_20_Emphasis"><text:span text:style-name="T5">VG Name</text:span></text:span></text:span><text:span text:style-name="Emphasis"><text:span text:style-name="T4"> — имя группы томов.</text:span></text:span></text:p>
        </text:list-item>
        <text:list-item>
          <text:p text:style-name="P12"><text:span text:style-name="Emphasis"><text:span text:style-name="Strong_20_Emphasis"><text:span text:style-name="T5">LV UUID</text:span></text:span></text:span><text:span text:style-name="Emphasis"><text:span text:style-name="T4"> — идентификатор.</text:span></text:span></text:p>
        </text:list-item>
        <text:list-item>
          <text:p text:style-name="P12"><text:span text:style-name="Emphasis"><text:span text:style-name="Strong_20_Emphasis"><text:span text:style-name="T5">LV Write Access</text:span></text:span></text:span><text:span text:style-name="Emphasis"><text:span text:style-name="T4"> — уровень доступа.</text:span></text:span></text:p>
        </text:list-item>
        <text:list-item>
          <text:p text:style-name="P12"><text:span text:style-name="Emphasis"><text:span text:style-name="Strong_20_Emphasis"><text:span text:style-name="T5">LV Creation host, time</text:span></text:span></text:span><text:span text:style-name="Emphasis"><text:span text:style-name="T4"> — имя компьютера и дата, когда был создан том.</text:span></text:span></text:p>
        </text:list-item>
        <text:list-item>
          <text:p text:style-name="P12"><text:span text:style-name="Emphasis"><text:span text:style-name="Strong_20_Emphasis"><text:span text:style-name="T5">LV Size</text:span></text:span></text:span><text:span text:style-name="Emphasis"><text:span text:style-name="T4"> — объем дискового пространства, доступный для использования.</text:span></text:span></text:p>
        </text:list-item>
        <text:list-item>
          <text:p text:style-name="P12"><text:span text:style-name="Emphasis"><text:span text:style-name="Strong_20_Emphasis"><text:span text:style-name="T5">Current LE</text:span></text:span></text:span><text:span text:style-name="Emphasis"><text:span text:style-name="T4"> — количество логических экстентов.</text:span></text:span></text:p>
        </text:list-item>
      </text:list>
      <text:h text:style-name="P2" text:outline-level="2">Создание файловой системы и монтирование тома</text:h>
      <text:p text:style-name="P13">Чтобы начать использовать созданный том, необходимо его отформатировать, создав файловую систему и примонтировать раздел в каталог.</text:p>
      <text:h text:style-name="P3" text:outline-level="3"><text:soft-page-break/>Файловая система</text:h>
      <text:p text:style-name="P13">Процесс создания файловой системы на томах LVM ничем не отличается от работы с любыми другими разделами.</text:p>
      <text:p text:style-name="P13">Например, для создания файловой системы ext4 вводим:</text:p>
      <text:p text:style-name="P5"><text:span text:style-name="T8">mkfs.</text:span><text:span text:style-name="T12">ext4</text:span><text:span text:style-name="T7"> </text:span><text:span text:style-name="T8">/dev/vg01/lv01</text:span></text:p>
      <text:p text:style-name="P8"><text:span text:style-name="Emphasis"><text:span text:style-name="T4">* </text:span></text:span><text:span text:style-name="Emphasis"><text:span text:style-name="Strong_20_Emphasis"><text:span text:style-name="T5">vg01</text:span></text:span></text:span><text:span text:style-name="Emphasis"><text:span text:style-name="T4"> — наша группа томов; </text:span></text:span><text:span text:style-name="Emphasis"><text:span text:style-name="Strong_20_Emphasis"><text:span text:style-name="T5">lv01</text:span></text:span></text:span><text:span text:style-name="Emphasis"><text:span text:style-name="T4"> — логический том.</text:span></text:span></text:p>
      <text:p text:style-name="P13">Для создания, например, файловой системы xfs вводим:</text:p>
      <text:p text:style-name="P5"><text:span text:style-name="T8">mkfs.</text:span><text:span text:style-name="T12">xfs</text:span><text:span text:style-name="T7"> </text:span><text:span text:style-name="T8">/dev/vg01/lv01</text:span></text:p>
      <text:h text:style-name="P3" text:outline-level="3">Монтирование</text:h>
      <text:p text:style-name="P13">Как и в случае с файловой системой, процесс монтирования не сильно отличается от разделов, созданных другими методами.</text:p>
      <text:p text:style-name="P13">Для разового монтирования пользуемся командой:</text:p>
      <text:p text:style-name="P4">mount /dev/vg01/lv01 /mnt</text:p>
      <text:p text:style-name="P8"><text:span text:style-name="Emphasis"><text:span text:style-name="T4">* где </text:span></text:span><text:span text:style-name="Emphasis"><text:span text:style-name="Strong_20_Emphasis"><text:span text:style-name="T5">/dev/vg01/lv01</text:span></text:span></text:span><text:span text:style-name="Emphasis"><text:span text:style-name="T4"> — созданный нами логический том, </text:span></text:span><text:span text:style-name="Emphasis"><text:span text:style-name="Strong_20_Emphasis"><text:span text:style-name="T5">/mnt</text:span></text:span></text:span><text:span text:style-name="Emphasis"><text:span text:style-name="T4"> — раздел, в который мы хотим примонтировать раздел.</text:span></text:span></text:p>
      <text:p text:style-name="P13">Для постоянного монтирования раздела добавляем строку в fstab:</text:p>
      <text:p text:style-name="P4">vi /etc/fstab</text:p>
      <text:p text:style-name="P5"><text:span text:style-name="T8">/dev/vg01/lv01 /mnt ext4 defaults </text:span><text:span text:style-name="T10">1</text:span><text:span text:style-name="T7"> </text:span><text:span text:style-name="T10">2</text:span></text:p>
      <text:p text:style-name="P8"><text:span text:style-name="Emphasis"><text:span text:style-name="T4">* в данном примере мы монтируем при загрузке системы том </text:span></text:span><text:span text:style-name="Emphasis"><text:span text:style-name="Strong_20_Emphasis"><text:span text:style-name="T5">/dev/vg01/lv01</text:span></text:span></text:span><text:span text:style-name="Emphasis"><text:span text:style-name="T4"> в каталог </text:span></text:span><text:span text:style-name="Emphasis"><text:span text:style-name="Strong_20_Emphasis"><text:span text:style-name="T5">/mnt</text:span></text:span></text:span><text:span text:style-name="Emphasis"><text:span text:style-name="T4">; используется файловая система </text:span></text:span><text:span text:style-name="Emphasis"><text:span text:style-name="Strong_20_Emphasis"><text:span text:style-name="T5">ext4</text:span></text:span></text:span><text:span text:style-name="Emphasis"><text:span text:style-name="T4">.</text:span></text:span></text:p>
      <text:p text:style-name="P13">Проверяем настройку fstab, смонтировав раздел:</text:p>
      <text:p text:style-name="P4">mount -a</text:p>
      <text:p text:style-name="P13">Проверяем, что диск примонтирован:</text:p>
      <text:p text:style-name="P4">df -hT</text:p>
      <text:h text:style-name="P2" text:outline-level="2">Просмотр информации</text:h>
      <text:p text:style-name="P13">Разберемся, как получить информацию о дисковых накопителях в системе.</text:p>
      <text:p text:style-name="P13">1. Для общего представления дисков, разделов и томов вводим:</text:p>
      <text:p text:style-name="P4">lsblk</text:p>
      <text:p text:style-name="P13">Мы получим что-то на подобие:</text:p>
      <text:p text:style-name="P4">NAME MAJ:MIN RM SIZE RO TYPE MOUNTPOINT</text:p>
      <text:p text:style-name="P5"><text:span text:style-name="T8">sda </text:span><text:span text:style-name="T10">8</text:span><text:span text:style-name="T8">:</text:span><text:span text:style-name="T10">0</text:span><text:span text:style-name="T7"> </text:span><text:span text:style-name="T10">0</text:span><text:span text:style-name="T7"> </text:span><text:span text:style-name="T8">30G </text:span><text:span text:style-name="T10">0</text:span><text:span text:style-name="T7"> </text:span><text:span text:style-name="T8">disk </text:span></text:p>
      <text:p text:style-name="P5"><text:span text:style-name="T8">sda1 </text:span><text:span text:style-name="T10">8</text:span><text:span text:style-name="T8">:</text:span><text:span text:style-name="T10">1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part /boot</text:span></text:p>
      <text:p text:style-name="P5"><text:span text:style-name="T8">sda2 </text:span><text:span text:style-name="T10">8</text:span><text:span text:style-name="T8">:</text:span><text:span text:style-name="T10">2</text:span><text:span text:style-name="T7"> </text:span><text:span text:style-name="T10">0</text:span><text:span text:style-name="T7"> </text:span><text:span text:style-name="T8">29G </text:span><text:span text:style-name="T10">0</text:span><text:span text:style-name="T7"> </text:span><text:span text:style-name="T8">part </text:span></text:p>
      <text:p text:style-name="P5"><text:span text:style-name="T8">sys-root </text:span><text:span text:style-name="T10">253</text:span><text:span text:style-name="T8">:</text:span><text:span text:style-name="T10">0</text:span><text:span text:style-name="T7"> </text:span><text:span text:style-name="T10">0</text:span><text:span text:style-name="T7"> </text:span><text:span text:style-name="T8">27G </text:span><text:span text:style-name="T10">0</text:span><text:span text:style-name="T7"> </text:span><text:span text:style-name="T8">lvm /</text:span></text:p>
      <text:p text:style-name="P5"><text:span text:style-name="T8">sys-swap </text:span><text:span text:style-name="T10">253</text:span><text:span text:style-name="T8">:</text:span><text:span text:style-name="T10">1</text:span><text:span text:style-name="T7"> </text:span><text:span text:style-name="T10">0</text:span><text:span text:style-name="T7"> </text:span><text:span text:style-name="T8">2G </text:span><text:span text:style-name="T10">0</text:span><text:span text:style-name="T7"> </text:span><text:span text:style-name="T8">lvm </text:span><text:span text:style-name="T13">[</text:span><text:span text:style-name="T8">SWAP</text:span><text:span text:style-name="T13">]</text:span></text:p>
      <text:p text:style-name="P5"><text:span text:style-name="T8">sdb </text:span><text:span text:style-name="T10">8</text:span><text:span text:style-name="T8">:</text:span><text:span text:style-name="T10">16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disk </text:span></text:p>
      <text:p text:style-name="P5"><text:span text:style-name="T8">vg01-lv01-real </text:span><text:span text:style-name="T10">253</text:span><text:span text:style-name="T8">:</text:span><text:span text:style-name="T10">3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vg01-lv01 </text:span><text:span text:style-name="T10">253</text:span><text:span text:style-name="T8">:</text:span><text:span text:style-name="T10">2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/mnt</text:span></text:p>
      <text:p text:style-name="P5"><text:span text:style-name="T8">vg01-sn01 </text:span><text:span text:style-name="T10">253</text:span><text:span text:style-name="T8">:</text:span><text:span text:style-name="T10">5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sdc </text:span><text:span text:style-name="T10">8</text:span><text:span text:style-name="T8">:</text:span><text:span text:style-name="T10">32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disk </text:span></text:p>
      <text:p text:style-name="P5"><text:span text:style-name="T8">vg01-lv01-real </text:span><text:span text:style-name="T10">253</text:span><text:span text:style-name="T8">:</text:span><text:span text:style-name="T10">3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vg01-lv01 </text:span><text:span text:style-name="T10">253</text:span><text:span text:style-name="T8">:</text:span><text:span text:style-name="T10">2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/mnt</text:span></text:p>
      <text:p text:style-name="P5"><text:soft-page-break/><text:span text:style-name="T8">vg01-sn01 </text:span><text:span text:style-name="T10">253</text:span><text:span text:style-name="T8">:</text:span><text:span text:style-name="T10">5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vg01-sn01-cow </text:span><text:span text:style-name="T10">253</text:span><text:span text:style-name="T8">:</text:span><text:span text:style-name="T10">4</text:span><text:span text:style-name="T7"> </text:span><text:span text:style-name="T10">0</text:span><text:span text:style-name="T7"> </text:span><text:span text:style-name="T8">500M </text:span><text:span text:style-name="T10">0</text:span><text:span text:style-name="T7"> </text:span><text:span text:style-name="T8">lvm </text:span></text:p>
      <text:p text:style-name="P5"><text:span text:style-name="T8">vg01-sn01 </text:span><text:span text:style-name="T10">253</text:span><text:span text:style-name="T8">:</text:span><text:span text:style-name="T10">5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sdd </text:span><text:span text:style-name="T10">8</text:span><text:span text:style-name="T8">:</text:span><text:span text:style-name="T10">48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disk</text:span></text:p>
      <text:p text:style-name="P8"><text:span text:style-name="Emphasis"><text:span text:style-name="T4">* как видим, команда отображает корневое блочное устройство, какие разделы из него сделаны и в какие логические тома организованы из некоторых из разделов.</text:span></text:span></text:p>
      <text:p text:style-name="P13">2. Получить информацию о проинициализированных для LVM дисков:</text:p>
      <text:p text:style-name="P13">Кратко:</text:p>
      <text:p text:style-name="P4">pvs</text:p>
      <text:p text:style-name="P13">Подробно:</text:p>
      <text:p text:style-name="P4">pvdisplay</text:p>
      <text:p text:style-name="P4">display /dev/sdb</text:p>
      <text:p text:style-name="P13">3. Посмотреть информацию о группах LVM.</text:p>
      <text:p text:style-name="P13">Кратко:</text:p>
      <text:p text:style-name="P4">vgs</text:p>
      <text:p text:style-name="P13">Подробно:</text:p>
      <text:p text:style-name="P4">vgdisplay</text:p>
      <text:p text:style-name="P4">gdisplay vg01</text:p>
      <text:p text:style-name="P13">4. Посмотреть информацию о логических томах можно также двумя способами — краткая информация:</text:p>
      <text:p text:style-name="P4">lvs</text:p>
      <text:p text:style-name="P8"><text:span text:style-name="Emphasis"><text:span text:style-name="T4">* команда покажет все логические разделы.</text:span></text:span></text:p>
      <text:p text:style-name="P13">Для более подробной информации о логических томах вводим:</text:p>
      <text:p text:style-name="P4">lvdisplay</text:p>
      <text:p text:style-name="P4">lvdisplay /dev/vg01/lv01</text:p>
      <text:p text:style-name="P13">5. Для поиска всех устройств, имеющих отношение к LVM, вводим:</text:p>
      <text:p text:style-name="P4">lvmdiskscan</text:p>
      <text:h text:style-name="P2" text:outline-level="2">Увеличение томов</text:h>
      <text:p text:style-name="P13">Увеличение размера тома может выполняться с помощью добавления еще одного диска или при увеличении имеющихся дисков (например, увеличение диска виртуальной машины). Итак, процедура выполняется в 3 этапа:</text:p>
      <text:h text:style-name="P3" text:outline-level="3">1. Добавление нового диска к группе томов</text:h>
      <text:p text:style-name="P13">Данный этап мы пропускаем, если расширение тома выполняется без добавления нового диска.</text:p>
      <text:p text:style-name="P13">Инициализируем новый диск:</text:p>
      <text:p text:style-name="P13">pvcreate /dev/sdd</text:p>
      <text:p text:style-name="P8"><text:span text:style-name="Emphasis"><text:span text:style-name="T4">* в данном примере мы инициализировали диск </text:span></text:span><text:span text:style-name="Emphasis"><text:span text:style-name="Strong_20_Emphasis"><text:span text:style-name="T5">sdd</text:span></text:span></text:span><text:span text:style-name="Emphasis"><text:span text:style-name="T4">.</text:span></text:span></text:p>
      <text:p text:style-name="P13">Расширяем группу томов:</text:p>
      <text:p text:style-name="P4">gextend vg01 /dev/sdd</text:p>
      <text:p text:style-name="P8"><text:span text:style-name="Emphasis"><text:span text:style-name="T4">* данная команда расширит группу </text:span></text:span><text:span text:style-name="Emphasis"><text:span text:style-name="Strong_20_Emphasis"><text:span text:style-name="T5">vg01</text:span></text:span></text:span><text:span text:style-name="Emphasis"><text:span text:style-name="T4"> за счет добавления диска </text:span></text:span><text:span text:style-name="Emphasis"><text:span text:style-name="Strong_20_Emphasis"><text:span text:style-name="T5">sdd</text:span></text:span></text:span><text:span text:style-name="Emphasis"><text:span text:style-name="T4">.</text:span></text:span></text:p>
      <text:h text:style-name="P3" text:outline-level="3"><text:soft-page-break/>2. Увеличение логического раздела</text:h>
      <text:p text:style-name="P13">Выполняется одной командой:</text:p>
      <text:p text:style-name="P5"><text:span text:style-name="T8">xtend -l +</text:span><text:span text:style-name="T10">100</text:span><text:span text:style-name="T8">%FREE /dev/vg01/lv01</text:span></text:p>
      <text:p text:style-name="P8"><text:span text:style-name="Emphasis"><text:span text:style-name="T4">* данной командой мы выделяем все свободное пространство группы томов </text:span></text:span><text:span text:style-name="Emphasis"><text:span text:style-name="Strong_20_Emphasis"><text:span text:style-name="T5">vg01</text:span></text:span></text:span><text:span text:style-name="Emphasis"><text:span text:style-name="T4"> разделу </text:span></text:span><text:span text:style-name="Emphasis"><text:span text:style-name="Strong_20_Emphasis"><text:span text:style-name="T5">lv01</text:span></text:span></text:span><text:span text:style-name="Emphasis"><text:span text:style-name="T4">.</text:span></text:span></text:p>
      <text:p text:style-name="P13">Результат можно увидеть командой:</text:p>
      <text:p text:style-name="P4">lvdisplay</text:p>
      <text:p text:style-name="P8"><text:span text:style-name="T2">Обратить внимание нужно на опцию </text:span><text:span text:style-name="Strong_20_Emphasis"><text:span text:style-name="T3">LV Size</text:span></text:span><text:span text:style-name="T2">:</text:span></text:p>
      <text:p text:style-name="P4">...</text:p>
      <text:p text:style-name="P4">LV Status available</text:p>
      <text:p text:style-name="P6"># open 1</text:p>
      <text:p text:style-name="P5"><text:span text:style-name="T8">LV Size </text:span><text:span text:style-name="T13">&lt;</text:span><text:span text:style-name="T10">2</text:span><text:span text:style-name="T8">,</text:span><text:span text:style-name="T10">99</text:span><text:span text:style-name="T7"> </text:span><text:span text:style-name="T8">GiB</text:span></text:p>
      <text:p text:style-name="P5"><text:span text:style-name="T8">Current LE </text:span><text:span text:style-name="T10">765</text:span></text:p>
      <text:p text:style-name="P4">...</text:p>
      <text:h text:style-name="P3" text:outline-level="3">3. Увеличение размера файловой системы</text:h>
      <text:p text:style-name="P13">Чтобы сама система увидела больший объем дискового пространства, необходимо увеличить размер файловой системы.</text:p>
      <text:p text:style-name="P13">Посмотреть используемую файловую систему:</text:p>
      <text:p text:style-name="P4">df -T</text:p>
      <text:p text:style-name="P13">Для каждой файловой системы существуют свои инструменты.</text:p>
      <text:p text:style-name="P8"><text:span text:style-name="Strong_20_Emphasis"><text:span text:style-name="T3">ext2/ext3/ext4:</text:span></text:span></text:p>
      <text:p text:style-name="P4">resize2fs /dev/vg01/lv01</text:p>
      <text:p text:style-name="P8"><text:span text:style-name="Strong_20_Emphasis"><text:span text:style-name="T3">XFS:</text:span></text:span></text:p>
      <text:p text:style-name="P4">xfs_growfs /dev/vg01/lv01</text:p>
      <text:p text:style-name="P8"><text:span text:style-name="Strong_20_Emphasis"><text:span text:style-name="T3">Reiserfs:</text:span></text:span></text:p>
      <text:p text:style-name="P4">resize_reiserfs /dev/vg01/lv01</text:p>
      <text:h text:style-name="P2" text:outline-level="2">Уменьшение томов</text:h>
      <text:p text:style-name="P13">Размер некоторый файловых систем, например, XFS уменьшить нельзя. Из положения можно выйти, создав новый уменьшенный том с переносом на него данных и последующим удалением.</text:p>
      <text:p text:style-name="P13">LVM также позволяет уменьшить размер тома. Для этого необходимо выполнить его отмонтирование, поэтому для уменьшения системного раздела безопаснее всего загрузиться с Linux LiveCD. Далее выполняем инструкцию ниже.</text:p>
      <text:p text:style-name="P13">Отмонтируем раздел, который нужно уменьшить:</text:p>
      <text:p text:style-name="P4">umount /mnt</text:p>
      <text:p text:style-name="P13">Выполняем проверку диска:</text:p>
      <text:p text:style-name="P4">e2fsck -fy /dev/vg01/lv01</text:p>
      <text:p text:style-name="P13">Уменьшаем размер файловой системы:</text:p>
      <text:p text:style-name="P4">resize2fs /dev/vg01/lv01 500M</text:p>
      <text:p text:style-name="P13">Уменьшаем размер тома:</text:p>
      <text:p text:style-name="P5"><text:soft-page-break/><text:span text:style-name="T8">lvreduce -L-</text:span><text:span text:style-name="T10">500</text:span><text:span text:style-name="T7"> </text:span><text:span text:style-name="T8">/dev/vg01/lv01</text:span></text:p>
      <text:p text:style-name="P13">На предупреждение системы отвечаем y:</text:p>
      <text:p text:style-name="P5"><text:span text:style-name="T8">WARNING: Reducing active logical volume to </text:span><text:span text:style-name="T10">524</text:span><text:span text:style-name="T8">,</text:span><text:span text:style-name="T11">00</text:span><text:span text:style-name="T7"> </text:span><text:span text:style-name="T8">MiB.</text:span></text:p>
      <text:p text:style-name="P5"><text:span text:style-name="T9">THIS</text:span><text:span text:style-name="T7"> </text:span><text:span text:style-name="T8">MAY DESTROY YOUR </text:span><text:span text:style-name="T12">DATA</text:span><text:span text:style-name="T7"> </text:span><text:span text:style-name="T13">(</text:span><text:span text:style-name="T8">filesystem etc.</text:span><text:span text:style-name="T13">)</text:span></text:p>
      <text:p text:style-name="P5"><text:span text:style-name="T9">Do</text:span><text:span text:style-name="T7"> </text:span><text:span text:style-name="T8">you really want to reduce vg01/lv01? </text:span><text:span text:style-name="T13">[</text:span><text:span text:style-name="T8">y/n</text:span><text:span text:style-name="T13">]</text:span><text:span text:style-name="T8">: y</text:span></text:p>
      <text:p text:style-name="P13">Готово.</text:p>
      <text:p text:style-name="P13">Очень важно, чтобы сначала был уменьшен размер файловой системы, затем тома. Также важно не уменьшить размер тома больше, чем файловой системы. В противном случае данные могут быть уничтожены. Перед выполнением операции, обязательно создаем копию важных данных.</text:p>
      <text:h text:style-name="P2" text:outline-level="2">Удаление томов</text:h>
      <text:p text:style-name="P13">Если необходимо полностью разобрать LVM тома, выполняем следующие действия.</text:p>
      <text:p text:style-name="P13">Отмонтируем разделы:</text:p>
      <text:p text:style-name="P4">umount /mnt</text:p>
      <text:p text:style-name="P8"><text:span text:style-name="Emphasis"><text:span text:style-name="T4">* где </text:span></text:span><text:span text:style-name="Emphasis"><text:span text:style-name="Strong_20_Emphasis"><text:span text:style-name="T5">/mnt</text:span></text:span></text:span><text:span text:style-name="Emphasis"><text:span text:style-name="T4"> — точка монтирования для раздела.</text:span></text:span></text:p>
      <text:p text:style-name="P13">Удаляем соответствующую запись из fstab (в противном случае наша система может не загрузиться после перезагрузки):</text:p>
      <text:p text:style-name="P4">vi /etc/fstab</text:p>
      <text:p text:style-name="P6">#/dev/vg01/lv01 /mnt ext4 defaults 1 2</text:p>
      <text:p text:style-name="P8"><text:span text:style-name="Emphasis"><text:span text:style-name="T4">* в данном примере мы не удалили, а закомментировали строку монтирования диска.</text:span></text:span></text:p>
      <text:p text:style-name="P13">Теперь удаляем логический том:</text:p>
      <text:p text:style-name="P4">lvremove /dev/vg01/lv01</text:p>
      <text:p text:style-name="P8"><text:span text:style-name="T2">На вопрос системы, действительно ли мы хотим удалить логических том, отвечаем да (</text:span><text:span text:style-name="Strong_20_Emphasis"><text:span text:style-name="T3">y</text:span></text:span><text:span text:style-name="T2">):</text:span></text:p>
      <text:p text:style-name="P8"><text:span text:style-name="T2">Do you really want to remove active logical volume vg01/lv01? [y/n]: </text:span><text:span text:style-name="Strong_20_Emphasis"><text:span text:style-name="T3">y</text:span></text:span></text:p>
      <text:p text:style-name="P8"><text:span text:style-name="Emphasis"><text:span text:style-name="T4">* если система вернет ошибку </text:span></text:span><text:span text:style-name="Emphasis"><text:span text:style-name="Strong_20_Emphasis"><text:span text:style-name="T5">Logical volume contains a filesystem in use</text:span></text:span></text:span><text:span text:style-name="Emphasis"><text:span text:style-name="T4">, необходимо убедиться, что мы отмонтировали том.</text:span></text:span></text:p>
      <text:p text:style-name="P13">Удаляем группу томов:</text:p>
      <text:p text:style-name="P4">vgremove vg01</text:p>
      <text:p text:style-name="P13">Убираем пометку с дисков на использование их для LVM:</text:p>
      <text:p text:style-name="P5"><text:span text:style-name="T8">pvremove /dev/sd</text:span><text:span text:style-name="T13">{</text:span><text:span text:style-name="T8">b,c,d</text:span><text:span text:style-name="T13">}</text:span></text:p>
      <text:p text:style-name="P8"><text:span text:style-name="Emphasis"><text:span text:style-name="T4">* в данном примере мы деинициализируем диски </text:span></text:span><text:span text:style-name="Emphasis"><text:span text:style-name="Strong_20_Emphasis"><text:span text:style-name="T5">/dev/sdb, /dev/sdc, /dev/sdd</text:span></text:span></text:span><text:span text:style-name="Emphasis"><text:span text:style-name="T4">.</text:span></text:span></text:p>
      <text:p text:style-name="P13">В итоге мы получим:</text:p>
      <text:p text:style-name="P5"><text:span text:style-name="T8">Labels on physical volume </text:span><text:span text:style-name="T6">"/dev/sdb"</text:span><text:span text:style-name="T7"> </text:span><text:span text:style-name="T8">successfully wiped.</text:span></text:p>
      <text:p text:style-name="P5"><text:span text:style-name="T8">Labels on physical volume </text:span><text:span text:style-name="T6">"/dev/sdc"</text:span><text:span text:style-name="T7"> </text:span><text:span text:style-name="T8">successfully wiped.</text:span></text:p>
      <text:p text:style-name="P5"><text:span text:style-name="T8">Labels on physical volume </text:span><text:span text:style-name="T6">"/dev/sdd"</text:span><text:span text:style-name="T7"> </text:span><text:span text:style-name="T8">successfully wiped.</text:span></text:p>
      <text:h text:style-name="P2" text:outline-level="2">Создание зеркала</text:h>
      <text:p text:style-name="P13">С помощью LVM мы может создать зеркальный том — данные, которые мы будем на нем сохранять, будут отправляться на 2 диска. Таким образом, если один из дисков выходит из строя, мы не потеряем свои данные.</text:p>
      <text:p text:style-name="P13"><text:soft-page-break/>Зеркалирование томов выполняется из группы, где есть, минимум, 2 диска.</text:p>
      <text:p text:style-name="P13">1. Сначала инициализируем диски:</text:p>
      <text:p text:style-name="P5"><text:span text:style-name="T8">pvcreate /dev/sd</text:span><text:span text:style-name="T13">{</text:span><text:span text:style-name="T8">d,e</text:span><text:span text:style-name="T13">}</text:span></text:p>
      <text:p text:style-name="P8"><text:span text:style-name="Emphasis"><text:span text:style-name="T4">* в данном примере </text:span></text:span><text:span text:style-name="Emphasis"><text:span text:style-name="Strong_20_Emphasis"><text:span text:style-name="T5">sdd</text:span></text:span></text:span><text:span text:style-name="Emphasis"><text:span text:style-name="T4"> и </text:span></text:span><text:span text:style-name="Emphasis"><text:span text:style-name="Strong_20_Emphasis"><text:span text:style-name="T5">sde</text:span></text:span></text:span><text:span text:style-name="Emphasis"><text:span text:style-name="T4">.</text:span></text:span></text:p>
      <text:p text:style-name="P13">2. Создаем группу:</text:p>
      <text:p text:style-name="P5"><text:span text:style-name="T8">vgcreate vg02 /dev/sd</text:span><text:span text:style-name="T13">{</text:span><text:span text:style-name="T8">d,e</text:span><text:span text:style-name="T13">}</text:span></text:p>
      <text:p text:style-name="P13">3. Создаем зеркальный том: </text:p>
      <text:p text:style-name="P4">eate -L200 -m1 -n lv-mir vg02</text:p>
      <text:p text:style-name="P8"><text:span text:style-name="Emphasis"><text:span text:style-name="T4">* мы создали том </text:span></text:span><text:span text:style-name="Emphasis"><text:span text:style-name="Strong_20_Emphasis"><text:span text:style-name="T5">lv-mir</text:span></text:span></text:span><text:span text:style-name="Emphasis"><text:span text:style-name="T4"> на 200 Мб из группы </text:span></text:span><text:span text:style-name="Emphasis"><text:span text:style-name="Strong_20_Emphasis"><text:span text:style-name="T5">vg02</text:span></text:span></text:span><text:span text:style-name="Emphasis"><text:span text:style-name="T4">.</text:span></text:span></text:p>
      <text:p text:style-name="P13">В итоге:</text:p>
      <text:p text:style-name="P4">lsblk</text:p>
      <text:p text:style-name="P14">… <text:span text:style-name="T1">мы увидим что-то на подобие:</text:span></text:p>
      <text:p text:style-name="P5"><text:span text:style-name="T8">sdd </text:span><text:span text:style-name="T10">8</text:span><text:span text:style-name="T8">:</text:span><text:span text:style-name="T10">16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disk</text:span></text:p>
      <text:p text:style-name="P5"><text:span text:style-name="T8">vg02-lv--mir_rmeta_0 </text:span><text:span text:style-name="T10">253</text:span><text:span text:style-name="T8">:</text:span><text:span text:style-name="T10">2</text:span><text:span text:style-name="T7"> </text:span><text:span text:style-name="T10">0</text:span><text:span text:style-name="T7"> </text:span><text:span text:style-name="T8">4M </text:span><text:span text:style-name="T10">0</text:span><text:span text:style-name="T7"> </text:span><text:span text:style-name="T8">lvm</text:span></text:p>
      <text:p text:style-name="P5"><text:span text:style-name="T8">vg02-lv--mir </text:span><text:span text:style-name="T10">253</text:span><text:span text:style-name="T8">:</text:span><text:span text:style-name="T10">6</text:span><text:span text:style-name="T7"> </text:span><text:span text:style-name="T10">0</text:span><text:span text:style-name="T7"> </text:span><text:span text:style-name="T8">200M </text:span><text:span text:style-name="T10">0</text:span><text:span text:style-name="T7"> </text:span><text:span text:style-name="T8">lvm</text:span></text:p>
      <text:p text:style-name="P5"><text:span text:style-name="T8">vg02-lv--mir_rimage_0 </text:span><text:span text:style-name="T10">253</text:span><text:span text:style-name="T8">:</text:span><text:span text:style-name="T10">3</text:span><text:span text:style-name="T7"> </text:span><text:span text:style-name="T10">0</text:span><text:span text:style-name="T7"> </text:span><text:span text:style-name="T8">200M </text:span><text:span text:style-name="T10">0</text:span><text:span text:style-name="T7"> </text:span><text:span text:style-name="T8">lvm</text:span></text:p>
      <text:p text:style-name="P5"><text:span text:style-name="T8">vg02-lv--mir </text:span><text:span text:style-name="T10">253</text:span><text:span text:style-name="T8">:</text:span><text:span text:style-name="T10">6</text:span><text:span text:style-name="T7"> </text:span><text:span text:style-name="T10">0</text:span><text:span text:style-name="T7"> </text:span><text:span text:style-name="T8">200M </text:span><text:span text:style-name="T10">0</text:span><text:span text:style-name="T7"> </text:span><text:span text:style-name="T8">lvm</text:span></text:p>
      <text:p text:style-name="P5"><text:span text:style-name="T8">sde </text:span><text:span text:style-name="T10">8</text:span><text:span text:style-name="T8">:</text:span><text:span text:style-name="T10">32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disk</text:span></text:p>
      <text:p text:style-name="P5"><text:span text:style-name="T8">vg02-lv--mir_rmeta_1 </text:span><text:span text:style-name="T10">253</text:span><text:span text:style-name="T8">:</text:span><text:span text:style-name="T10">4</text:span><text:span text:style-name="T7"> </text:span><text:span text:style-name="T10">0</text:span><text:span text:style-name="T7"> </text:span><text:span text:style-name="T8">4M </text:span><text:span text:style-name="T10">0</text:span><text:span text:style-name="T7"> </text:span><text:span text:style-name="T8">lvm</text:span></text:p>
      <text:p text:style-name="P5"><text:span text:style-name="T8">vg02-lv--mir </text:span><text:span text:style-name="T10">253</text:span><text:span text:style-name="T8">:</text:span><text:span text:style-name="T10">6</text:span><text:span text:style-name="T7"> </text:span><text:span text:style-name="T10">0</text:span><text:span text:style-name="T7"> </text:span><text:span text:style-name="T8">200M </text:span><text:span text:style-name="T10">0</text:span><text:span text:style-name="T7"> </text:span><text:span text:style-name="T8">lvm</text:span></text:p>
      <text:p text:style-name="P5"><text:span text:style-name="T8">vg02-lv--mir_rimage_1 </text:span><text:span text:style-name="T10">253</text:span><text:span text:style-name="T8">:</text:span><text:span text:style-name="T10">5</text:span><text:span text:style-name="T7"> </text:span><text:span text:style-name="T10">0</text:span><text:span text:style-name="T7"> </text:span><text:span text:style-name="T8">200M </text:span><text:span text:style-name="T10">0</text:span><text:span text:style-name="T7"> </text:span><text:span text:style-name="T8">lvm</text:span></text:p>
      <text:p text:style-name="P5"><text:span text:style-name="T8">vg02-lv--mir </text:span><text:span text:style-name="T10">253</text:span><text:span text:style-name="T8">:</text:span><text:span text:style-name="T10">6</text:span><text:span text:style-name="T7"> </text:span><text:span text:style-name="T10">0</text:span><text:span text:style-name="T7"> </text:span><text:span text:style-name="T8">200M </text:span><text:span text:style-name="T10">0</text:span><text:span text:style-name="T7"> </text:span><text:span text:style-name="T8">lvm</text:span></text:p>
      <text:p text:style-name="P8"><text:span text:style-name="Emphasis"><text:span text:style-name="T4">* как видим, на двух дисках у нас появились разделы по 200 Мб.</text:span></text:span></text:p>
      <text:h text:style-name="P2" text:outline-level="2">Работа со снапшотами</text:h>
      <text:p text:style-name="P13">Снимки диска позволят нам откатить состояние на определенный момент. Это может послужить быстрым вариантом резервного копирования. Однако нужно понимать, что данные хранятся на одном и том же физическом носителе, а значит, данный способ не является полноценным резервным копированием.</text:p>
      <text:p text:style-name="P13">Создание снапшотов для тома, где уже используется файловая система XFS, имеет некоторые нюансы, поэтому разберем разные примеры.</text:p>
      <text:p text:style-name="P8"><text:span text:style-name="T2">Создание для </text:span><text:span text:style-name="Strong_20_Emphasis"><text:span text:style-name="T3">не</text:span></text:span><text:span text:style-name="T2"> XFS:</text:span></text:p>
      <text:p text:style-name="P4">lvcreate -L500 -s -n sn01 /dev/vg01/lv01</text:p>
      <text:p text:style-name="P8"><text:span text:style-name="Emphasis"><text:span text:style-name="T4">* данная команда помечает, что </text:span></text:span><text:span text:style-name="Emphasis"><text:span text:style-name="Strong_20_Emphasis"><text:span text:style-name="T5">500 </text:span></text:span></text:span><text:span text:style-name="Emphasis"><text:span text:style-name="T4">Мб дискового пространства устройства </text:span></text:span><text:span text:style-name="Emphasis"><text:span text:style-name="Strong_20_Emphasis"><text:span text:style-name="T5">/dev/vg01/lv01</text:span></text:span></text:span><text:span text:style-name="Emphasis"><text:span text:style-name="T4"> (тома lv01 группы vg01) будет использоваться для snapshot (опция </text:span></text:span><text:span text:style-name="Emphasis"><text:span text:style-name="Strong_20_Emphasis"><text:span text:style-name="T5">-s</text:span></text:span></text:span><text:span text:style-name="Emphasis"><text:span text:style-name="T4">).</text:span></text:span></text:p>
      <text:p text:style-name="P13">Создание для XFS:</text:p>
      <text:p text:style-name="P4">xfs_freeze -f /mnt; lvcreate -L500 -s -n sn01 /dev/vg01/lv01; xfs_freeze -u /mnt</text:p>
      <text:p text:style-name="P8"><text:span text:style-name="Emphasis"><text:span text:style-name="T4">* команда xfs_freeze замораживает операции в файловой системе XFS.</text:span></text:span></text:p>
      <text:p text:style-name="P13">Посмотрим список логических томов:</text:p>
      <text:p text:style-name="P4">lvs</text:p>
      <text:p text:style-name="P13">Получим что-то на подобие:</text:p>
      <text:p text:style-name="P4"><text:soft-page-break/>LV VG Attr LSize Pool Origin Data% Meta% Move Log Cpy%Sync Convert</text:p>
      <text:p text:style-name="P5"><text:span text:style-name="T8">lv01 vg01 owi-aos--- </text:span><text:span text:style-name="T10">1</text:span><text:span text:style-name="T8">,00g</text:span></text:p>
      <text:p text:style-name="P5"><text:span text:style-name="T8">sn01 vg01 swi-a-s--- </text:span><text:span text:style-name="T10">500</text:span><text:span text:style-name="T8">,00m lv01 </text:span><text:span text:style-name="T10">2</text:span><text:span text:style-name="T8">,</text:span><text:span text:style-name="T11">07</text:span></text:p>
      <text:p text:style-name="P8"><text:span text:style-name="Emphasis"><text:span text:style-name="T4">* поле </text:span></text:span><text:span text:style-name="Emphasis"><text:span text:style-name="Strong_20_Emphasis"><text:span text:style-name="T5">Origin</text:span></text:span></text:span><text:span text:style-name="Emphasis"><text:span text:style-name="T4"> показывает, к какому оригинальному логическому тому относится LV, например, в данной ситуации наш раздел для снапшотов относится к </text:span></text:span><text:span text:style-name="Emphasis"><text:span text:style-name="Strong_20_Emphasis"><text:span text:style-name="T5">lv01</text:span></text:span></text:span><text:span text:style-name="Emphasis"><text:span text:style-name="T4">.</text:span></text:span></text:p>
      <text:p text:style-name="P13">Также можно посмотреть изменения в томах командой:</text:p>
      <text:p text:style-name="P4">lsblk</text:p>
      <text:p text:style-name="P13">Мы должны увидеть что-то подобное:</text:p>
      <text:p text:style-name="P5"><text:span text:style-name="T8">sdc </text:span><text:span text:style-name="T10">8</text:span><text:span text:style-name="T8">:</text:span><text:span text:style-name="T10">32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disk </text:span></text:p>
      <text:p text:style-name="P5"><text:span text:style-name="T8">vg01-lv01-real </text:span><text:span text:style-name="T10">253</text:span><text:span text:style-name="T8">:</text:span><text:span text:style-name="T10">3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vg01-lv01 </text:span><text:span text:style-name="T10">253</text:span><text:span text:style-name="T8">:</text:span><text:span text:style-name="T10">2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/mnt</text:span></text:p>
      <text:p text:style-name="P5"><text:span text:style-name="T8">vg01-sn01 </text:span><text:span text:style-name="T10">253</text:span><text:span text:style-name="T8">:</text:span><text:span text:style-name="T10">5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5"><text:span text:style-name="T8">vg01-sn01-cow </text:span><text:span text:style-name="T10">253</text:span><text:span text:style-name="T8">:</text:span><text:span text:style-name="T10">4</text:span><text:span text:style-name="T7"> </text:span><text:span text:style-name="T10">0</text:span><text:span text:style-name="T7"> </text:span><text:span text:style-name="T8">500M </text:span><text:span text:style-name="T10">0</text:span><text:span text:style-name="T7"> </text:span><text:span text:style-name="T8">lvm </text:span></text:p>
      <text:p text:style-name="P5"><text:span text:style-name="T8">vg01-sn01 </text:span><text:span text:style-name="T10">253</text:span><text:span text:style-name="T8">:</text:span><text:span text:style-name="T10">5</text:span><text:span text:style-name="T7"> </text:span><text:span text:style-name="T10">0</text:span><text:span text:style-name="T7"> </text:span><text:span text:style-name="T8">1G </text:span><text:span text:style-name="T10">0</text:span><text:span text:style-name="T7"> </text:span><text:span text:style-name="T8">lvm </text:span></text:p>
      <text:p text:style-name="P13">С этого момента все изменения пишутся в vg01-sn01-cow, а vg01-lv01-real фиксируется только для чтения и мы может откатиться к данному состоянию диска в любой момент.</text:p>
      <text:p text:style-name="P13">Содержимое снапшота можно смонтировать и посмотреть, как обычный раздел:</text:p>
      <text:p text:style-name="P4">mkdir /tmp/snp</text:p>
      <text:p text:style-name="P8"><text:span text:style-name="T2">Монтирование </text:span><text:span text:style-name="Strong_20_Emphasis"><text:span text:style-name="T3">не</text:span></text:span><text:span text:style-name="T2"> XFS:</text:span></text:p>
      <text:p text:style-name="P4">mount /dev/vg01/sn01 /tmp/snp</text:p>
      <text:p text:style-name="P13">Монтирование XFS:</text:p>
      <text:p text:style-name="P4">mount -o nouuid,ro /dev/vg01/sn01 /tmp/snp</text:p>
      <text:p text:style-name="P13">Для выполнения отката до снапшота, выполняем команду:</text:p>
      <text:p text:style-name="P4">lvconvert --merge /dev/vg01/sn01</text:p>
      <text:h text:style-name="P2" text:outline-level="2">Работа с LVM из под Windows</text:h>
      <text:p text:style-name="P8"><text:span text:style-name="T2">По умолчанию, система Windows не умеет работать с томами LVM. Для реализации такой возможности, необходимо установить утилиту </text:span><text:a xlink:type="simple" xlink:href="http://www.chrysocome.net/virtualvolumes" office:target-frame-name="_blank" xlink:show="new" text:style-name="Internet_20_link" text:visited-style-name="Visited_20_Internet_20_Link">Virtual Volumes</text:a><text:span text:style-name="T2">.</text:span></text:p>
      <text:p text:style-name="P13">На данный момент на сайте разработчика имеется предупреждение, что программное обеспечение на тестировании и его не следует применять для разделов, где есть важные данные без резервных копий. В противном случае, данные можно потерять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swald" svg:font-family="Oswald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8:15:36.797643441</meta:creation-date>
    <dc:date>2022-07-31T18:17:29.156486605</dc:date>
    <meta:editing-duration>PT1M52S</meta:editing-duration>
    <meta:editing-cycles>1</meta:editing-cycles>
    <meta:document-statistic meta:table-count="0" meta:image-count="1" meta:object-count="0" meta:page-count="10" meta:paragraph-count="336" meta:word-count="2204" meta:character-count="14331" meta:non-whitespace-character-count="12434"/>
    <meta:generator>LibreOffice/7.0.4.2$Linux_X86_64 LibreOffice_project/00$Build-2</meta:generator>
  </office:meta>
</office:document-meta>
</file>